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4"/>Raúl Morales Ruiz</text:p>
      <text:p text:style-name="Standard"/>
      <text:p text:style-name="Standard"><text:s text:c="4"/>8:20</text:p>
      <text:p text:style-name="Standard"/>
      <text:p text:style-name="Standard"><text:s text:c="4"/>Buenos días</text:p>
      <text:p text:style-name="Standard"><text:s text:c="4"/>José Manuel Sevillano Armenta</text:p>
      <text:p text:style-name="Standard"><text:s text:c="4"/>José Manuel Sevillano Armenta</text:p>
      <text:p text:style-name="Standard"/>
      <text:p text:style-name="Standard"><text:s text:c="4"/>8:20</text:p>
      <text:p text:style-name="Standard"/>
      <text:p text:style-name="Standard"><text:s text:c="4"/>Buenas, Raúl</text:p>
      <text:p text:style-name="Standard"/>
      <text:p text:style-name="Standard"><text:s text:c="4"/>8:21</text:p>
      <text:p text:style-name="Standard"/>
      <text:p text:style-name="Standard"><text:s text:c="4"/>justo te estaba respondiendo al correo, ya debes tenerlo en tu bandeja de entrada</text:p>
      <text:p text:style-name="Standard"><text:s text:c="4"/>Raúl Morales Ruiz</text:p>
      <text:p text:style-name="Standard"><text:s text:c="4"/>Raúl Morales Ruiz</text:p>
      <text:p text:style-name="Standard"/>
      <text:p text:style-name="Standard"><text:s text:c="4"/>8:21</text:p>
      <text:p text:style-name="Standard"/>
      <text:p text:style-name="Standard"><text:s text:c="4"/>vale, gracias</text:p>
      <text:p text:style-name="Standard"/>
      <text:p text:style-name="Standard"><text:s text:c="4"/>8:21</text:p>
      <text:p text:style-name="Standard"/>
      <text:p text:style-name="Standard"><text:s text:c="4"/>voy a revisarlo</text:p>
      <text:p text:style-name="Standard"><text:s text:c="4"/>José Manuel Sevillano Armenta</text:p>
      <text:p text:style-name="Standard"><text:s text:c="4"/>José Manuel Sevillano Armenta</text:p>
      <text:p text:style-name="Standard"/>
      <text:p text:style-name="Standard"><text:s text:c="4"/>8:21</text:p>
      <text:p text:style-name="Standard"/>
      <text:p text:style-name="Standard"><text:s text:c="4"/>👍</text:p>
      <text:p text:style-name="Standard"/>
      <text:p text:style-name="Standard"><text:s text:c="4"/>8:22</text:p>
      <text:p text:style-name="Standard"/>
      <text:p text:style-name="Standard"><text:s text:c="4"/>colgué ayer por la tarde en la pestaña <text:s/>'Herramientas' un documento sobre la inyección de servicios</text:p>
      <text:p text:style-name="Standard"><text:s text:c="4"/>Raúl Morales Ruiz</text:p>
      <text:p text:style-name="Standard"><text:s text:c="4"/>Raúl Morales Ruiz</text:p>
      <text:p text:style-name="Standard"/>
      <text:p text:style-name="Standard"><text:s text:c="4"/>8:23</text:p>
      <text:p text:style-name="Standard"/>
      <text:p text:style-name="Standard"><text:s text:c="4"/>Lo he visto, pero no incluye el ejemplo que comentamos, no?</text:p>
      <text:p text:style-name="Standard"><text:s text:c="4"/>José Manuel Sevillano Armenta</text:p>
      <text:p text:style-name="Standard"><text:s text:c="4"/>José Manuel Sevillano Armenta</text:p>
      <text:p text:style-name="Standard"/>
      <text:p text:style-name="Standard"><text:s text:c="4"/>8:23</text:p>
      <text:p text:style-name="Standard"/>
      <text:p text:style-name="Standard"><text:s text:c="4"/>a qué ejemplo te refieres?</text:p>
      <text:p text:style-name="Standard"><text:s text:c="4"/>Raúl Morales Ruiz</text:p>
      <text:p text:style-name="Standard"><text:s text:c="4"/>Raúl Morales Ruiz</text:p>
      <text:p text:style-name="Standard"/>
      <text:p text:style-name="Standard"><text:s text:c="4"/>8:24</text:p>
      <text:p text:style-name="Standard"><text:soft-page-break/></text:p>
      <text:p text:style-name="Standard"><text:s text:c="4"/>sobre la parte de servicios</text:p>
      <text:p text:style-name="Standard"><text:s text:c="4"/>José Manuel Sevillano Armenta</text:p>
      <text:p text:style-name="Standard"><text:s text:c="4"/>José Manuel Sevillano Armenta</text:p>
      <text:p text:style-name="Standard"/>
      <text:p text:style-name="Standard"><text:s text:c="4"/>8:24</text:p>
      <text:p text:style-name="Standard"/>
      <text:p text:style-name="Standard"><text:s text:c="4"/>sí, con el BankAccountService como ejemplo de servicio</text:p>
      <text:p text:style-name="Standard"/>
      <text:p text:style-name="Standard"><text:s text:c="4"/>8:24</text:p>
      <text:p text:style-name="Standard"/>
      <text:p text:style-name="Standard"><text:s text:c="4"/>comparto pantalla un segundo</text:p>
      <text:p text:style-name="Standard"><text:s text:c="4"/>Raúl Morales Ruiz</text:p>
      <text:p text:style-name="Standard"><text:s text:c="4"/>Raúl Morales Ruiz</text:p>
      <text:p text:style-name="Standard"/>
      <text:p text:style-name="Standard"><text:s text:c="4"/>8:25</text:p>
      <text:p text:style-name="Standard"/>
      <text:p text:style-name="Standard"><text:s text:c="4"/>vale</text:p>
      <text:p text:style-name="Standard"/>
      <text:p text:style-name="Standard"><text:s text:c="4"/>8:25</text:p>
      <text:p text:style-name="Standard"/>
      <text:p text:style-name="Standard"><text:s text:c="4"/>eso entonces no lo he visto</text:p>
      <text:p text:style-name="Standard"><text:s text:c="4"/>José Manuel Sevillano Armenta</text:p>
      <text:p text:style-name="Standard"><text:s text:c="4"/>José Manuel Sevillano Armenta</text:p>
      <text:p text:style-name="Standard"/>
      <text:p text:style-name="Standard"><text:s text:c="4"/>8:25</text:p>
      <text:p text:style-name="Standard"/>
      <text:p text:style-name="Standard"><text:s text:c="4"/>muestro dónde está situado</text:p>
      <text:p text:style-name="Standard"><text:s text:c="4"/>Raúl Morales Ruiz</text:p>
      <text:p text:style-name="Standard"><text:s text:c="4"/>Raúl Morales Ruiz</text:p>
      <text:p text:style-name="Standard"/>
      <text:p text:style-name="Standard"><text:s text:c="4"/>8:26</text:p>
      <text:p text:style-name="Standard"/>
      <text:p text:style-name="Standard"><text:s text:c="4"/>ah vale</text:p>
      <text:p text:style-name="Standard"/>
      <text:p text:style-name="Standard"><text:s text:c="4"/>8:26</text:p>
      <text:p text:style-name="Standard"/>
      <text:p text:style-name="Standard"><text:s text:c="4"/>solo vi lo primero, no caí en revisar el desplegable de la izquierda</text:p>
      <text:p text:style-name="Standard"><text:s text:c="4"/>José Manuel Sevillano Armenta</text:p>
      <text:p text:style-name="Standard"><text:s text:c="4"/>José Manuel Sevillano Armenta</text:p>
      <text:p text:style-name="Standard"/>
      <text:p text:style-name="Standard"><text:s text:c="4"/>8:27</text:p>
      <text:p text:style-name="Standard"/>
      <text:p text:style-name="Standard"><text:s text:c="4"/>ok, por ahora solo he colgado material en dos pestañas 'Herramientas' y 'Servicios web'</text:p>
      <text:p text:style-name="Standard"><text:s text:c="4"/>Raúl Morales Ruiz</text:p>
      <text:p text:style-name="Standard"><text:s text:c="4"/>Raúl Morales Ruiz</text:p>
      <text:p text:style-name="Standard"/>
      <text:p text:style-name="Standard"><text:s text:c="4"/>8:27</text:p>
      <text:p text:style-name="Standard"/>
      <text:p text:style-name="Standard"><text:s text:c="4"/>vale, lo reviso</text:p>
      <text:p text:style-name="Standard"><text:s text:c="4"/>José Manuel Sevillano Armenta</text:p>
      <text:p text:style-name="Standard"><text:s text:c="4"/>José Manuel Sevillano Armenta</text:p>
      <text:p text:style-name="Standard"><text:soft-page-break/></text:p>
      <text:p text:style-name="Standard"><text:s text:c="4"/>8:27</text:p>
      <text:p text:style-name="Standard"/>
      <text:p text:style-name="Standard"><text:s text:c="4"/>lo puse en el aviso de la cabecera, pero no destaca demasiado </text:p>
      <text:p text:style-name="Standard"/>
      <text:p text:style-name="Standard"><text:s text:c="4"/>8:27</text:p>
      <text:p text:style-name="Standard"/>
      <text:p text:style-name="Standard"><text:s text:c="4"/>👍</text:p>
      <text:p text:style-name="Standard"><text:s text:c="4"/>Raúl Morales Ruiz</text:p>
      <text:p text:style-name="Standard"><text:s text:c="4"/>Raúl Morales Ruiz</text:p>
      <text:p text:style-name="Standard"/>
      <text:p text:style-name="Standard"><text:s text:c="4"/>8:28</text:p>
      <text:p text:style-name="Standard"/>
      <text:p text:style-name="Standard"><text:s text:c="4"/>también he visto el correo, pero el problema que tenía realmente no era con el controlador de customer</text:p>
      <text:p text:style-name="Standard"><text:s text:c="4"/>José Manuel Sevillano Armenta</text:p>
      <text:p text:style-name="Standard"><text:s text:c="4"/>José Manuel Sevillano Armenta</text:p>
      <text:p text:style-name="Standard"/>
      <text:p text:style-name="Standard"><text:s text:c="4"/>8:28</text:p>
      <text:p text:style-name="Standard"/>
      <text:p text:style-name="Standard"><text:s text:c="4"/>es con el otro controlador?</text:p>
      <text:p text:style-name="Standard"><text:s text:c="4"/>Raúl Morales Ruiz</text:p>
      <text:p text:style-name="Standard"><text:s text:c="4"/>Raúl Morales Ruiz</text:p>
      <text:p text:style-name="Standard"/>
      <text:p text:style-name="Standard"><text:s text:c="4"/>8:28</text:p>
      <text:p text:style-name="Standard"/>
      <text:p text:style-name="Standard"><text:s text:c="4"/>me da fallo con el nuevo controlador de productos, en el que puse una nueva URL /apipro</text:p>
      <text:p text:style-name="Standard"><text:s text:c="4"/>Gonzalo García Mateos</text:p>
      <text:p text:style-name="Standard"><text:s text:c="4"/>Gonzalo García Mateos</text:p>
      <text:p text:style-name="Standard"/>
      <text:p text:style-name="Standard"><text:s text:c="4"/>8:28</text:p>
      <text:p text:style-name="Standard"/>
      <text:p text:style-name="Standard"><text:s text:c="4"/>Tengo una duda, estoy haciendo el controlador de productos, la cuestión que de esa clase heredan tanto película como serie. Hago también controlador de estas clases? sabiendo que heredan el id del padre no lo veo claro para poder realizar los métodos put,delete...</text:p>
      <text:p text:style-name="Standard"><text:s text:c="4"/>José Manuel Sevillano Armenta</text:p>
      <text:p text:style-name="Standard"><text:s text:c="4"/>José Manuel Sevillano Armenta</text:p>
      <text:p text:style-name="Standard"/>
      <text:p text:style-name="Standard"><text:s text:c="4"/>8:28</text:p>
      <text:p text:style-name="Standard"/>
      <text:p text:style-name="Standard"><text:s text:c="4"/>ok, reviso ese</text:p>
      <text:p text:style-name="Standard"><text:s text:c="4"/>Raúl Morales Ruiz</text:p>
      <text:p text:style-name="Standard"><text:s text:c="4"/>Raúl Morales Ruiz</text:p>
      <text:p text:style-name="Standard"/>
      <text:p text:style-name="Standard"><text:s text:c="4"/>8:28</text:p>
      <text:p text:style-name="Standard"/>
      <text:p text:style-name="Standard"><text:s text:c="4"/>si, con el controller de customer si me funciona, me parecía raro</text:p>
      <text:p text:style-name="Standard"><text:s text:c="4"/>José Manuel Sevillano Armenta</text:p>
      <text:p text:style-name="Standard"><text:s text:c="4"/>José Manuel Sevillano Armenta</text:p>
      <text:p text:style-name="Standard"/>
      <text:p text:style-name="Standard"><text:s text:c="4"/>8:30</text:p>
      <text:p text:style-name="Standard"/>
      <text:p text:style-name="Standard"><text:soft-page-break/><text:s text:c="4"/>buenas, Gonzalo, puedes realizar solo el de productos. lo que te puede ocurrir es que al obtener el json del front dependiendo de la clase que utilices (producto, película o serie) algunas propiedades no te las traiga</text:p>
      <text:p text:style-name="Standard"/>
      <text:p text:style-name="Standard"><text:s text:c="4"/>8:31</text:p>
      <text:p text:style-name="Standard"/>
      <text:p text:style-name="Standard"><text:s text:c="4"/>y ya ahí decidir si incluirlas como parámetros adicionales o utilizar otro tipo de objeto para cargar el json</text:p>
      <text:p text:style-name="Standard"><text:s text:c="4"/>Gonzalo García Mateos</text:p>
      <text:p text:style-name="Standard"><text:s text:c="4"/>Gonzalo García Mateos</text:p>
      <text:p text:style-name="Standard"/>
      <text:p text:style-name="Standard"><text:s text:c="4"/>8:32</text:p>
      <text:p text:style-name="Standard"/>
      <text:p text:style-name="Standard"><text:s text:c="4"/>entiendo, gracias José</text:p>
      <text:p text:style-name="Standard"><text:s text:c="4"/>José Manuel Sevillano Armenta</text:p>
      <text:p text:style-name="Standard"><text:s text:c="4"/>José Manuel Sevillano Armenta</text:p>
      <text:p text:style-name="Standard"/>
      <text:p text:style-name="Standard"><text:s text:c="4"/>8:32</text:p>
      <text:p text:style-name="Standard"/>
      <text:p text:style-name="Standard"><text:s text:c="4"/>👍</text:p>
      <text:p text:style-name="Standard"/>
      <text:p text:style-name="Standard"><text:s text:c="4"/>8:34</text:p>
      <text:p text:style-name="Standard"/>
      <text:p text:style-name="Standard"><text:s text:c="4"/>Raúl, creo que he visto lo que ocurre. Has creado dentro del controlador de producto una clase CustomerController con las anotaciones que deben ir en ProductController</text:p>
      <text:p text:style-name="Standard"><text:s text:c="4"/>Raúl Morales Ruiz</text:p>
      <text:p text:style-name="Standard"><text:s text:c="4"/>Raúl Morales Ruiz</text:p>
      <text:p text:style-name="Standard"/>
      <text:p text:style-name="Standard"><text:s text:c="4"/>8:35</text:p>
      <text:p text:style-name="Standard"/>
      <text:p text:style-name="Standard"><text:s text:c="4"/>Gracias José, voy a revisarlo</text:p>
      <text:p text:style-name="Standard"><text:s text:c="4"/>José Manuel Sevillano Armenta</text:p>
      <text:p text:style-name="Standard"><text:s text:c="4"/>José Manuel Sevillano Armenta</text:p>
      <text:p text:style-name="Standard"/>
      <text:p text:style-name="Standard"><text:s text:c="4"/>8:35</text:p>
      <text:p text:style-name="Standard"/>
      <text:p text:style-name="Standard"><text:s text:c="4"/>deberías eliminar esa clase interna, supongo ha sido de copiar y pegar, y poner las dos anotaciones que tiene en la clase ProductController</text:p>
      <text:p text:style-name="Standard"/>
      <text:p text:style-name="Standard"><text:s text:c="4"/>8:36</text:p>
      <text:p text:style-name="Standard"/>
      <text:p text:style-name="Standard"><text:s text:c="4"/>con eso ya devuelve la lista de productos</text:p>
      <text:p text:style-name="Standard"><text:s text:c="4"/>Raúl Morales Ruiz</text:p>
      <text:p text:style-name="Standard"><text:s text:c="4"/>Raúl Morales Ruiz</text:p>
      <text:p text:style-name="Standard"/>
      <text:p text:style-name="Standard"><text:s text:c="4"/>8:40</text:p>
      <text:p text:style-name="Standard"/>
      <text:p text:style-name="Standard"><text:s text:c="4"/>correcto, era eso!</text:p>
      <text:p text:style-name="Standard"><text:s text:c="4"/>José Manuel Sevillano Armenta</text:p>
      <text:p text:style-name="Standard"><text:s text:c="4"/>José Manuel Sevillano Armenta</text:p>
      <text:p text:style-name="Standard"/>
      <text:p text:style-name="Standard"><text:s text:c="4"/>8:40</text:p>
      <text:p text:style-name="Standard"><text:soft-page-break/></text:p>
      <text:p text:style-name="Standard"><text:s text:c="4"/>perfect!</text:p>
      <text:p text:style-name="Standard"><text:s text:c="4"/>Raúl Morales Ruiz</text:p>
      <text:p text:style-name="Standard"><text:s text:c="4"/>Raúl Morales Ruiz</text:p>
      <text:p text:style-name="Standard"/>
      <text:p text:style-name="Standard"><text:s text:c="4"/>8:40</text:p>
      <text:p text:style-name="Standard"/>
      <text:p text:style-name="Standard"><text:s text:c="4"/>el copiar y pegar es un peligro</text:p>
      <text:p text:style-name="Standard"><text:s text:c="4"/>José Manuel Sevillano Armenta</text:p>
      <text:p text:style-name="Standard"><text:s text:c="4"/>José Manuel Sevillano Armenta</text:p>
      <text:p text:style-name="Standard"/>
      <text:p text:style-name="Standard"><text:s text:c="4"/>8:41</text:p>
      <text:p text:style-name="Standard"/>
      <text:p text:style-name="Standard"><text:s text:c="4"/>viene muy bien muchas veces, pero hay que tener mucho cuidado</text:p>
      <text:p text:style-name="Standard"><text:s text:c="4"/>Raúl Morales Ruiz</text:p>
      <text:p text:style-name="Standard"><text:s text:c="4"/>Raúl Morales Ruiz</text:p>
      <text:p text:style-name="Standard"/>
      <text:p text:style-name="Standard"><text:s text:c="4"/>8:48</text:p>
      <text:p text:style-name="Standard"/>
      <text:p text:style-name="Standard"><text:s text:c="4"/>José, puedo compartir la pantalla?</text:p>
      <text:p text:style-name="Standard"><text:s text:c="4"/>José Manuel Sevillano Armenta</text:p>
      <text:p text:style-name="Standard"><text:s text:c="4"/>José Manuel Sevillano Armenta</text:p>
      <text:p text:style-name="Standard"/>
      <text:p text:style-name="Standard"><text:s text:c="4"/>8:48</text:p>
      <text:p text:style-name="Standard"/>
      <text:p text:style-name="Standard"><text:s text:c="4"/>claro, te pongo como moderador un momento</text:p>
      <text:p text:style-name="Standard"><text:s text:c="4"/>Raúl Morales Ruiz</text:p>
      <text:p text:style-name="Standard"><text:s text:c="4"/>Raúl Morales Ruiz</text:p>
      <text:p text:style-name="Standard"/>
      <text:p text:style-name="Standard"><text:s text:c="4"/>8:48</text:p>
      <text:p text:style-name="Standard"/>
      <text:p text:style-name="Standard"><text:s text:c="4"/>vale</text:p>
      <text:p text:style-name="Standard"><text:s text:c="4"/>José Manuel Sevillano Armenta</text:p>
      <text:p text:style-name="Standard"><text:s text:c="4"/>José Manuel Sevillano Armenta</text:p>
      <text:p text:style-name="Standard"/>
      <text:p text:style-name="Standard"><text:s text:c="4"/>8:48</text:p>
      <text:p text:style-name="Standard"/>
      <text:p text:style-name="Standard"><text:s text:c="4"/>ya puedes</text:p>
      <text:p text:style-name="Standard"/>
      <text:p text:style-name="Standard"><text:s text:c="4"/>8:49</text:p>
      <text:p text:style-name="Standard"/>
      <text:p text:style-name="Standard"><text:s text:c="4"/>te permite compartir?</text:p>
      <text:p text:style-name="Standard"><text:s text:c="4"/>Raúl Morales Ruiz</text:p>
      <text:p text:style-name="Standard"><text:s text:c="4"/>Raúl Morales Ruiz</text:p>
      <text:p text:style-name="Standard"/>
      <text:p text:style-name="Standard"><text:s text:c="4"/>8:49</text:p>
      <text:p text:style-name="Standard"/>
      <text:p text:style-name="Standard"><text:s text:c="4"/>ahora sí</text:p>
      <text:p text:style-name="Standard"><text:s text:c="4"/>José Manuel Sevillano Armenta</text:p>
      <text:p text:style-name="Standard"><text:s text:c="4"/>José Manuel Sevillano Armenta</text:p>
      <text:p text:style-name="Standard"/>
      <text:p text:style-name="Standard"><text:s text:c="4"/>8:49</text:p>
      <text:p text:style-name="Standard"><text:soft-page-break/></text:p>
      <text:p text:style-name="Standard"><text:s text:c="4"/>ok</text:p>
      <text:p text:style-name="Standard"/>
      <text:p text:style-name="Standard"><text:s text:c="4"/>8:50</text:p>
      <text:p text:style-name="Standard"/>
      <text:p text:style-name="Standard"><text:s text:c="4"/>ok, reviso esa parte de código</text:p>
      <text:p text:style-name="Standard"><text:s text:c="4"/>Raúl Morales Ruiz</text:p>
      <text:p text:style-name="Standard"><text:s text:c="4"/>Raúl Morales Ruiz</text:p>
      <text:p text:style-name="Standard"/>
      <text:p text:style-name="Standard"><text:s text:c="4"/>8:51</text:p>
      <text:p text:style-name="Standard"/>
      <text:p text:style-name="Standard"><text:s text:c="4"/>esa parte es nueva</text:p>
      <text:p text:style-name="Standard"/>
      <text:p text:style-name="Standard"><text:s text:c="4"/>8:51</text:p>
      <text:p text:style-name="Standard"/>
      <text:p text:style-name="Standard"><text:s text:c="4"/>acabo de ponerla</text:p>
      <text:p text:style-name="Standard"><text:s text:c="4"/>José Manuel Sevillano Armenta</text:p>
      <text:p text:style-name="Standard"><text:s text:c="4"/>José Manuel Sevillano Armenta</text:p>
      <text:p text:style-name="Standard"/>
      <text:p text:style-name="Standard"><text:s text:c="4"/>8:51</text:p>
      <text:p text:style-name="Standard"/>
      <text:p text:style-name="Standard"><text:s text:c="4"/>podrías subirla a git o a otro repositorio para descargarla?</text:p>
      <text:p text:style-name="Standard"/>
      <text:p text:style-name="Standard">Presione Mayús + Tabulación para navegar por el historial de chat.</text:p>
      <text:p text:style-name="Standard"/>
      <text:p text:style-name="Standard"><text:s text:c="4"/>Chat</text:p>
      <text:p text:style-name="Standard"><text:s text:c="4"/>3 Asistentes, 3</text:p>
      <text:p text:style-name="Standard"><text:s text:c="4"/>Compartir contenido</text:p>
      <text:p text:style-name="Standard"><text:s text:c="4"/>Mis ajus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0:00:12.856794475</meta:creation-date>
    <dc:date>2020-10-06T10:00:58.618751445</dc:date>
    <meta:editing-duration>PT48S</meta:editing-duration>
    <meta:editing-cycles>1</meta:editing-cycles>
    <meta:document-statistic meta:table-count="0" meta:image-count="0" meta:object-count="0" meta:page-count="6" meta:paragraph-count="178" meta:word-count="739" meta:character-count="5080" meta:non-whitespace-character-count="3809"/>
    <meta:generator>LibreOffice/6.1.5.2$Linux_X86_64 LibreOffice_project/10$Build-2</meta:generator>
  </office:meta>
</office:document-meta>
</file>